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d690b"/>
    </style:style>
    <style:style style:name="P2" style:family="paragraph" style:parent-style-name="Standard">
      <style:paragraph-properties fo:text-align="start" style:justify-single-word="false"/>
      <style:text-properties officeooo:paragraph-rsid="002201a9"/>
    </style:style>
    <style:style style:name="P3" style:family="paragraph" style:parent-style-name="Standard">
      <style:paragraph-properties fo:text-align="start" style:justify-single-word="false"/>
      <style:text-properties officeooo:paragraph-rsid="0032f772"/>
    </style:style>
    <style:style style:name="P4" style:family="paragraph" style:parent-style-name="Standard">
      <style:paragraph-properties fo:text-align="start" style:justify-single-word="false"/>
      <style:text-properties officeooo:paragraph-rsid="003c946c"/>
    </style:style>
    <style:style style:name="P5" style:family="paragraph" style:parent-style-name="Standard">
      <style:paragraph-properties fo:text-align="start" style:justify-single-word="false"/>
      <style:text-properties officeooo:paragraph-rsid="004082bf"/>
    </style:style>
    <style:style style:name="P6" style:family="paragraph" style:parent-style-name="Standard">
      <style:paragraph-properties fo:text-align="start" style:justify-single-word="false"/>
      <style:text-properties officeooo:paragraph-rsid="0042452a"/>
    </style:style>
    <style:style style:name="P7" style:family="paragraph" style:parent-style-name="Standard">
      <style:paragraph-properties fo:text-align="start" style:justify-single-word="false"/>
      <style:text-properties officeooo:rsid="001f11d2" officeooo:paragraph-rsid="001f11d2"/>
    </style:style>
    <style:style style:name="P8" style:family="paragraph" style:parent-style-name="Standard">
      <style:paragraph-properties fo:text-align="start" style:justify-single-word="false"/>
      <style:text-properties officeooo:rsid="002072da" officeooo:paragraph-rsid="002072da"/>
    </style:style>
    <style:style style:name="P9" style:family="paragraph" style:parent-style-name="Standard">
      <style:paragraph-properties fo:text-align="center" style:justify-single-word="false"/>
      <style:text-properties officeooo:rsid="002072da" officeooo:paragraph-rsid="002072da"/>
    </style:style>
    <style:style style:name="P10" style:family="paragraph" style:parent-style-name="Standard">
      <style:paragraph-properties fo:text-align="start" style:justify-single-word="false"/>
      <style:text-properties officeooo:rsid="001d690b" officeooo:paragraph-rsid="001d690b"/>
    </style:style>
    <style:style style:name="P11" style:family="paragraph" style:parent-style-name="Standard">
      <style:paragraph-properties fo:text-align="center" style:justify-single-word="false"/>
      <style:text-properties fo:font-weight="bold" officeooo:rsid="002072da" officeooo:paragraph-rsid="002072da" style:font-weight-asian="bold" style:font-weight-complex="bold"/>
    </style:style>
    <style:style style:name="P12" style:family="paragraph" style:parent-style-name="Standard">
      <style:paragraph-properties fo:text-align="start" style:justify-single-word="false"/>
      <style:text-properties fo:font-weight="bold" officeooo:rsid="00208d06" officeooo:paragraph-rsid="00208d06" style:font-weight-asian="bold" style:font-weight-complex="bold"/>
    </style:style>
    <style:style style:name="P13" style:family="paragraph" style:parent-style-name="Standard">
      <style:paragraph-properties fo:text-align="center" style:justify-single-word="false"/>
      <style:text-properties fo:font-weight="bold" officeooo:rsid="00444be5" officeooo:paragraph-rsid="00444be5" style:font-weight-asian="bold" style:font-weight-complex="bold"/>
    </style:style>
    <style:style style:name="P14" style:family="paragraph" style:parent-style-name="Standard">
      <style:paragraph-properties fo:text-align="center" style:justify-single-word="false"/>
      <style:text-properties fo:font-size="18pt" fo:font-weight="bold" officeooo:rsid="001d690b" officeooo:paragraph-rsid="001d690b" style:font-size-asian="18pt" style:font-weight-asian="bold" style:font-size-complex="18pt" style:font-weight-complex="bold"/>
    </style:style>
    <style:style style:name="P15" style:family="paragraph" style:parent-style-name="Standard">
      <style:paragraph-properties fo:text-align="start" style:justify-single-word="false"/>
      <style:text-properties fo:font-weight="normal" officeooo:rsid="00208d06" officeooo:paragraph-rsid="00208d06" style:font-weight-asian="normal" style:font-weight-complex="normal"/>
    </style:style>
    <style:style style:name="P16" style:family="paragraph" style:parent-style-name="Standard">
      <style:paragraph-properties fo:text-align="start" style:justify-single-word="false"/>
      <style:text-properties fo:font-weight="normal" officeooo:rsid="002201a9" officeooo:paragraph-rsid="002201a9" style:font-weight-asian="normal" style:font-weight-complex="normal"/>
    </style:style>
    <style:style style:name="P17" style:family="paragraph" style:parent-style-name="Standard">
      <style:paragraph-properties fo:text-align="start" style:justify-single-word="false"/>
      <style:text-properties fo:font-style="italic" fo:font-weight="normal" officeooo:rsid="002201a9" officeooo:paragraph-rsid="002201a9" style:font-style-asian="italic" style:font-weight-asian="normal" style:font-style-complex="italic" style:font-weight-complex="normal"/>
    </style:style>
    <style:style style:name="P18" style:family="paragraph" style:parent-style-name="Standard">
      <style:paragraph-properties fo:text-align="center" style:justify-single-word="false"/>
      <style:text-properties fo:font-style="italic" fo:font-weight="normal" officeooo:rsid="002201a9" officeooo:paragraph-rsid="002201a9"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fo:font-style="italic" fo:font-weight="normal" officeooo:rsid="0027f46c" officeooo:paragraph-rsid="0027f46c" style:font-style-asian="italic" style:font-weight-asian="normal" style:font-style-complex="italic" style:font-weight-complex="normal"/>
    </style:style>
    <style:style style:name="P20" style:family="paragraph" style:parent-style-name="Standard">
      <style:paragraph-properties fo:text-align="center" style:justify-single-word="false"/>
      <style:text-properties fo:font-style="italic" fo:font-weight="normal" officeooo:rsid="0027f46c" officeooo:paragraph-rsid="0027f46c" style:font-style-asian="italic" style:font-weight-asian="normal" style:font-style-complex="italic" style:font-weight-complex="normal"/>
    </style:style>
    <style:style style:name="P21" style:family="paragraph" style:parent-style-name="Standard">
      <style:paragraph-properties fo:text-align="center" style:justify-single-word="false"/>
      <style:text-properties fo:font-style="italic" fo:font-weight="normal" officeooo:rsid="0028d045" officeooo:paragraph-rsid="0028d045" style:font-style-asian="italic" style:font-weight-asian="normal" style:font-style-complex="italic" style:font-weight-complex="normal"/>
    </style:style>
    <style:style style:name="P22" style:family="paragraph" style:parent-style-name="Standard">
      <style:paragraph-properties fo:text-align="start" style:justify-single-word="false"/>
      <style:text-properties fo:font-style="italic" fo:font-weight="normal" officeooo:rsid="006bebee" officeooo:paragraph-rsid="006bebee" style:font-style-asian="italic" style:font-weight-asian="normal" style:font-style-complex="italic" style:font-weight-complex="normal"/>
    </style:style>
    <style:style style:name="P23" style:family="paragraph" style:parent-style-name="Standard">
      <style:paragraph-properties fo:text-align="start" style:justify-single-word="false"/>
      <style:text-properties fo:font-style="normal" fo:font-weight="normal" officeooo:rsid="002201a9" officeooo:paragraph-rsid="002201a9"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2516e5" officeooo:paragraph-rsid="002516e5"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normal" officeooo:rsid="0027f46c" officeooo:paragraph-rsid="0027f46c"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normal" officeooo:rsid="0028d045" officeooo:paragraph-rsid="0027f46c"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2e877c" officeooo:paragraph-rsid="002e877c" style:font-style-asian="normal" style:font-weight-asian="normal" style:font-style-complex="normal" style:font-weight-complex="normal"/>
    </style:style>
    <style:style style:name="P28" style:family="paragraph" style:parent-style-name="Standard">
      <style:paragraph-properties fo:text-align="center" style:justify-single-word="false"/>
      <style:text-properties fo:font-style="normal" fo:font-weight="normal" officeooo:rsid="002e877c" officeooo:paragraph-rsid="002e877c" style:font-style-asian="normal" style:font-weight-asian="normal" style:font-style-complex="normal" style:font-weight-complex="normal"/>
    </style:style>
    <style:style style:name="P29" style:family="paragraph" style:parent-style-name="Standard">
      <style:paragraph-properties fo:text-align="center" style:justify-single-word="false"/>
      <style:text-properties fo:font-style="normal" fo:font-weight="normal" officeooo:rsid="0031211f" officeooo:paragraph-rsid="0031211f"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fo:font-weight="normal" officeooo:rsid="0031211f" officeooo:paragraph-rsid="0031211f"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fo:font-weight="normal" officeooo:rsid="0032be5c" officeooo:paragraph-rsid="0032be5c"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fo:font-weight="normal" officeooo:rsid="0032f772" officeooo:paragraph-rsid="0032f772"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fo:font-weight="normal" officeooo:rsid="0033f8c2" officeooo:paragraph-rsid="0033f8c2"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fo:font-weight="normal" officeooo:rsid="0036916d" officeooo:paragraph-rsid="0036916d"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fo:font-weight="normal" officeooo:rsid="00370113" officeooo:paragraph-rsid="00370113"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fo:font-weight="normal" officeooo:rsid="003b0905" officeooo:paragraph-rsid="00370113"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font-style="normal" fo:font-weight="normal" officeooo:rsid="003b0905" officeooo:paragraph-rsid="003b0905"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fo:font-weight="normal" officeooo:rsid="003c946c" officeooo:paragraph-rsid="003c946c"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fo:font-weight="normal" officeooo:rsid="00470e2e" officeooo:paragraph-rsid="00470e2e"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fo:font-weight="normal" officeooo:rsid="00492a95" officeooo:paragraph-rsid="00492a95"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fo:font-weight="normal" officeooo:rsid="004bf498" officeooo:paragraph-rsid="004bf498"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fo:font-weight="normal" officeooo:rsid="004e6894" officeooo:paragraph-rsid="004e6894"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fo:font-weight="normal" officeooo:rsid="004eb03f" officeooo:paragraph-rsid="004eb03f"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fo:font-weight="normal" officeooo:rsid="004ff64a" officeooo:paragraph-rsid="004ff64a"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fo:font-weight="normal" officeooo:rsid="005094cc" officeooo:paragraph-rsid="005094cc"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fo:font-weight="normal" officeooo:rsid="0051a766" officeooo:paragraph-rsid="0051a766"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fo:font-weight="normal" officeooo:rsid="00523c74" officeooo:paragraph-rsid="00523c74"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fo:font-weight="normal" officeooo:rsid="00531309" officeooo:paragraph-rsid="00531309"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fo:font-weight="normal" officeooo:rsid="0054ce07" officeooo:paragraph-rsid="0054ce07"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fo:font-weight="normal" officeooo:rsid="00564b93" officeooo:paragraph-rsid="00564b93"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fo:font-weight="normal" officeooo:rsid="00577fbd" officeooo:paragraph-rsid="00577fbd"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normal" officeooo:rsid="005b0c29" officeooo:paragraph-rsid="005b0c29"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fo:font-weight="normal" officeooo:rsid="005bb8a0" officeooo:paragraph-rsid="005bb8a0"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fo:font-weight="normal" officeooo:rsid="005c79de" officeooo:paragraph-rsid="005c79de"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fo:font-weight="normal" officeooo:rsid="003d489c" officeooo:paragraph-rsid="003c946c"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3db7dc" officeooo:paragraph-rsid="003db7dc"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3db7dc" officeooo:paragraph-rsid="004082bf"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3db7dc" officeooo:paragraph-rsid="0042452a"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40626f" officeooo:paragraph-rsid="003eda64"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41e13a" officeooo:paragraph-rsid="0041e13a"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42452a" officeooo:paragraph-rsid="0042452a" style:font-style-asian="normal" style:font-weight-asian="normal" style:font-style-complex="normal" style:font-weight-complex="normal"/>
    </style:style>
    <style:style style:name="P62" style:family="paragraph" style:parent-style-name="Standard">
      <style:paragraph-properties fo:text-align="center" style:justify-single-word="false"/>
      <style:text-properties fo:font-style="normal" fo:font-weight="normal" officeooo:rsid="00444be5" officeooo:paragraph-rsid="00444be5"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normal" officeooo:rsid="0046e89e" officeooo:paragraph-rsid="0046e89e"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fo:font-weight="normal" officeooo:rsid="006bebee" officeooo:paragraph-rsid="006bebee"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font-style="normal" fo:font-weight="normal" officeooo:rsid="006bebee" officeooo:paragraph-rsid="006dac01"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fo:font-weight="normal" officeooo:rsid="0070af46" officeooo:paragraph-rsid="0070af46"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font-style="normal" fo:font-weight="normal" officeooo:rsid="0071d880" officeooo:paragraph-rsid="0071d880"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tyle="normal" fo:font-weight="normal" officeooo:rsid="0076dd67" officeooo:paragraph-rsid="0076dd67"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normal" fo:font-weight="normal" officeooo:rsid="00777042" officeooo:paragraph-rsid="00777042"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font-style="normal" fo:font-weight="normal" officeooo:rsid="0078c34b" officeooo:paragraph-rsid="0078c34b"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font-style="normal" fo:font-weight="bold" officeooo:rsid="0023204a" officeooo:paragraph-rsid="0023204a" style:font-style-asian="normal" style:font-weight-asian="bold" style:font-style-complex="normal" style:font-weight-complex="bold"/>
    </style:style>
    <style:style style:name="P72" style:family="paragraph" style:parent-style-name="Standard">
      <style:paragraph-properties fo:text-align="start" style:justify-single-word="false"/>
      <style:text-properties fo:font-style="normal" fo:font-weight="bold" officeooo:rsid="002516e5" officeooo:paragraph-rsid="002516e5" style:font-style-asian="normal" style:font-weight-asian="bold" style:font-style-complex="normal" style:font-weight-complex="bold"/>
    </style:style>
    <style:style style:name="P73" style:family="paragraph" style:parent-style-name="Standard">
      <style:paragraph-properties fo:text-align="center" style:justify-single-word="false"/>
      <style:text-properties fo:font-style="normal" fo:font-weight="bold" officeooo:rsid="0026de2f" officeooo:paragraph-rsid="0026de2f" style:font-style-asian="normal" style:font-weight-asian="bold" style:font-style-complex="normal" style:font-weight-complex="bold"/>
    </style:style>
    <style:style style:name="P74" style:family="paragraph" style:parent-style-name="Standard">
      <style:paragraph-properties fo:text-align="start" style:justify-single-word="false"/>
      <style:text-properties fo:font-style="normal" fo:font-weight="bold" officeooo:rsid="0027f46c" officeooo:paragraph-rsid="0027f46c" style:font-style-asian="normal" style:font-weight-asian="bold" style:font-style-complex="normal" style:font-weight-complex="bold"/>
    </style:style>
    <style:style style:name="P75" style:family="paragraph" style:parent-style-name="Standard">
      <style:paragraph-properties fo:text-align="center" style:justify-single-word="false"/>
      <style:text-properties fo:font-style="normal" fo:font-weight="bold" officeooo:rsid="00329a42" officeooo:paragraph-rsid="00329a42" style:font-style-asian="normal" style:font-weight-asian="bold" style:font-style-complex="normal" style:font-weight-complex="bold"/>
    </style:style>
    <style:style style:name="P76" style:family="paragraph" style:parent-style-name="Standard">
      <style:paragraph-properties fo:text-align="start" style:justify-single-word="false"/>
      <style:text-properties fo:font-style="normal" fo:font-weight="bold" officeooo:rsid="00329a42" officeooo:paragraph-rsid="00329a42" style:font-style-asian="normal" style:font-weight-asian="bold" style:font-style-complex="normal" style:font-weight-complex="bold"/>
    </style:style>
    <style:style style:name="P77" style:family="paragraph" style:parent-style-name="Standard">
      <style:paragraph-properties fo:text-align="center" style:justify-single-word="false"/>
      <style:text-properties fo:font-style="normal" fo:font-weight="bold" officeooo:rsid="0032be5c" officeooo:paragraph-rsid="0032be5c" style:font-style-asian="normal" style:font-weight-asian="bold" style:font-style-complex="normal" style:font-weight-complex="bold"/>
    </style:style>
    <style:style style:name="P78" style:family="paragraph" style:parent-style-name="Standard">
      <style:paragraph-properties fo:text-align="center" style:justify-single-word="false"/>
      <style:text-properties fo:font-style="normal" fo:font-weight="bold" officeooo:rsid="0033f8c2" officeooo:paragraph-rsid="0033f8c2" style:font-style-asian="normal" style:font-weight-asian="bold" style:font-style-complex="normal" style:font-weight-complex="bold"/>
    </style:style>
    <style:style style:name="P79" style:family="paragraph" style:parent-style-name="Standard">
      <style:paragraph-properties fo:text-align="start" style:justify-single-word="false"/>
      <style:text-properties fo:font-style="normal" fo:font-weight="bold" officeooo:rsid="0033f8c2" officeooo:paragraph-rsid="0033f8c2" style:font-style-asian="normal" style:font-weight-asian="bold" style:font-style-complex="normal" style:font-weight-complex="bold"/>
    </style:style>
    <style:style style:name="P80" style:family="paragraph" style:parent-style-name="Standard">
      <style:paragraph-properties fo:text-align="center" style:justify-single-word="false"/>
      <style:text-properties fo:font-style="normal" fo:font-weight="bold" officeooo:rsid="003c946c" officeooo:paragraph-rsid="003c946c" style:font-style-asian="normal" style:font-weight-asian="bold" style:font-style-complex="normal" style:font-weight-complex="bold"/>
    </style:style>
    <style:style style:name="P81" style:family="paragraph" style:parent-style-name="Standard">
      <style:paragraph-properties fo:text-align="center" style:justify-single-word="false"/>
      <style:text-properties fo:font-style="normal" fo:font-weight="bold" officeooo:rsid="0051a766" officeooo:paragraph-rsid="0051a766" style:font-style-asian="normal" style:font-weight-asian="bold" style:font-style-complex="normal" style:font-weight-complex="bold"/>
    </style:style>
    <style:style style:name="P82" style:family="paragraph" style:parent-style-name="Standard">
      <style:paragraph-properties fo:text-align="center" style:justify-single-word="false"/>
      <style:text-properties fo:font-style="normal" fo:font-weight="bold" officeooo:rsid="005ada5b" officeooo:paragraph-rsid="005ada5b" style:font-style-asian="normal" style:font-weight-asian="bold" style:font-style-complex="normal" style:font-weight-complex="bold"/>
    </style:style>
    <style:style style:name="P83" style:family="paragraph" style:parent-style-name="Standard">
      <style:paragraph-properties fo:text-align="center" style:justify-single-word="false"/>
      <style:text-properties fo:font-style="normal" fo:font-weight="bold" officeooo:rsid="0074e89e" officeooo:paragraph-rsid="0074e89e" style:font-style-asian="normal" style:font-weight-asian="bold" style:font-style-complex="normal" style:font-weight-complex="bold"/>
    </style:style>
    <style:style style:name="P84" style:family="paragraph" style:parent-style-name="Standard">
      <style:paragraph-properties fo:text-align="start" style:justify-single-word="false"/>
      <style:text-properties officeooo:rsid="003db7dc" officeooo:paragraph-rsid="003db7dc"/>
    </style:style>
    <style:style style:name="P85" style:family="paragraph" style:parent-style-name="Standard">
      <style:paragraph-properties fo:text-align="start" style:justify-single-word="false"/>
      <style:text-properties officeooo:rsid="003eda64" officeooo:paragraph-rsid="003eda64"/>
    </style:style>
    <style:style style:name="P86" style:family="paragraph" style:parent-style-name="Standard">
      <style:paragraph-properties fo:text-align="start" style:justify-single-word="false"/>
      <style:text-properties officeooo:rsid="004082bf" officeooo:paragraph-rsid="004082bf"/>
    </style:style>
    <style:style style:name="P87" style:family="paragraph" style:parent-style-name="Standard">
      <style:paragraph-properties fo:text-align="start" style:justify-single-word="false"/>
      <style:text-properties officeooo:rsid="0041e13a" officeooo:paragraph-rsid="0041e13a"/>
    </style:style>
    <style:style style:name="P88" style:family="paragraph" style:parent-style-name="Standard">
      <style:paragraph-properties fo:text-align="start" style:justify-single-word="false"/>
      <style:text-properties fo:font-style="normal" fo:font-weight="normal" officeooo:rsid="006dac01" officeooo:paragraph-rsid="006dac01"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fo:font-style="normal" fo:font-weight="normal" officeooo:rsid="0072b805" officeooo:paragraph-rsid="0072b805" style:font-style-asian="normal" style:font-weight-asian="normal" style:font-style-complex="normal" style:font-weight-complex="normal"/>
    </style:style>
    <style:style style:name="P90" style:family="paragraph" style:parent-style-name="Standard">
      <style:paragraph-properties fo:text-align="start" style:justify-single-word="false"/>
      <style:text-properties fo:font-style="normal" fo:font-weight="normal" officeooo:rsid="007b9793" officeooo:paragraph-rsid="007b9793" style:font-style-asian="normal" style:font-weight-asian="normal" style:font-style-complex="normal" style:font-weight-complex="normal"/>
    </style:style>
    <style:style style:name="P91" style:family="paragraph" style:parent-style-name="Standard">
      <style:paragraph-properties fo:text-align="start" style:justify-single-word="false"/>
      <style:text-properties fo:font-style="normal" fo:font-weight="normal" officeooo:rsid="007fb63e" officeooo:paragraph-rsid="007fb63e" style:font-style-asian="normal" style:font-weight-asian="normal" style:font-style-complex="normal" style:font-weight-complex="normal"/>
    </style:style>
    <style:style style:name="P92" style:family="paragraph" style:parent-style-name="Standard">
      <style:paragraph-properties fo:text-align="start" style:justify-single-word="false"/>
      <style:text-properties fo:font-style="normal" fo:font-weight="normal" officeooo:rsid="007ff3cb" officeooo:paragraph-rsid="007ff3cb"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fo:font-style="normal" fo:font-weight="normal" officeooo:rsid="007a1f27" officeooo:paragraph-rsid="007a1f27" style:font-style-asian="normal" style:font-weight-asian="normal" style:font-style-complex="normal" style:font-weight-complex="normal"/>
    </style:style>
    <style:style style:name="P94" style:family="paragraph" style:parent-style-name="Standard">
      <style:paragraph-properties fo:text-align="start" style:justify-single-word="false"/>
      <style:text-properties fo:font-style="normal" fo:font-weight="normal" officeooo:rsid="00839a39" officeooo:paragraph-rsid="00839a39" style:font-style-asian="normal" style:font-weight-asian="normal" style:font-style-complex="normal" style:font-weight-complex="normal"/>
    </style:style>
    <style:style style:name="P95" style:family="paragraph" style:parent-style-name="Standard">
      <style:paragraph-properties fo:text-align="start" style:justify-single-word="false"/>
      <style:text-properties fo:font-style="normal" fo:font-weight="normal" officeooo:rsid="008e2890" officeooo:paragraph-rsid="008e2890" style:font-style-asian="normal" style:font-weight-asian="normal" style:font-style-complex="normal" style:font-weight-complex="normal"/>
    </style:style>
    <style:style style:name="P96" style:family="paragraph" style:parent-style-name="Standard">
      <style:paragraph-properties fo:text-align="start" style:justify-single-word="false"/>
      <style:text-properties fo:font-style="normal" fo:font-weight="normal" officeooo:rsid="008f9179" officeooo:paragraph-rsid="008f9179" style:font-style-asian="normal" style:font-weight-asian="normal" style:font-style-complex="normal" style:font-weight-complex="normal"/>
    </style:style>
    <style:style style:name="P97" style:family="paragraph" style:parent-style-name="Standard">
      <style:paragraph-properties fo:text-align="start" style:justify-single-word="false"/>
      <style:text-properties fo:font-style="normal" fo:font-weight="normal" officeooo:rsid="00926298" officeooo:paragraph-rsid="00926298" style:font-style-asian="normal" style:font-weight-asian="normal" style:font-style-complex="normal" style:font-weight-complex="normal"/>
    </style:style>
    <style:style style:name="P98" style:family="paragraph" style:parent-style-name="Standard">
      <style:paragraph-properties fo:text-align="start" style:justify-single-word="false"/>
      <style:text-properties fo:font-style="normal" fo:font-weight="normal" officeooo:rsid="00936884" officeooo:paragraph-rsid="00936884" style:font-style-asian="normal" style:font-weight-asian="normal" style:font-style-complex="normal" style:font-weight-complex="normal"/>
    </style:style>
    <style:style style:name="P99" style:family="paragraph" style:parent-style-name="Standard">
      <style:paragraph-properties fo:text-align="start" style:justify-single-word="false"/>
      <style:text-properties fo:font-style="normal" fo:font-weight="normal" officeooo:rsid="009428f6" officeooo:paragraph-rsid="009428f6" style:font-style-asian="normal" style:font-weight-asian="normal" style:font-style-complex="normal" style:font-weight-complex="normal"/>
    </style:style>
    <style:style style:name="P100" style:family="paragraph" style:parent-style-name="Standard">
      <style:paragraph-properties fo:text-align="start" style:justify-single-word="false"/>
      <style:text-properties fo:font-style="normal" fo:font-weight="normal" officeooo:rsid="009428f6" officeooo:paragraph-rsid="00950324"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fo:font-style="normal" fo:font-weight="normal" officeooo:rsid="009428f6" officeooo:paragraph-rsid="00959a4f"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fo:font-style="normal" fo:font-weight="normal" officeooo:rsid="0095e0aa" officeooo:paragraph-rsid="0095e0aa"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fo:font-style="normal" fo:font-weight="normal" officeooo:rsid="0096b6dc" officeooo:paragraph-rsid="0096b6dc"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fo:font-style="normal" fo:font-weight="normal" officeooo:rsid="009c24a6" officeooo:paragraph-rsid="009c24a6"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font-style="normal" fo:font-weight="normal" officeooo:rsid="00a0d853" officeooo:paragraph-rsid="00a0d853"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font-style="normal" fo:font-weight="normal" officeooo:rsid="00a468f4" officeooo:paragraph-rsid="00a468f4"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font-style="normal" fo:font-weight="normal" officeooo:rsid="00a731e8" officeooo:paragraph-rsid="00a731e8"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font-style="normal" fo:font-weight="normal" officeooo:rsid="004eb03f" officeooo:paragraph-rsid="004eb03f"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font-style="normal" fo:font-weight="normal" officeooo:rsid="00a9004c" officeooo:paragraph-rsid="00a9004c"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font-style="normal" fo:font-weight="normal" officeooo:rsid="00ad91d2" officeooo:paragraph-rsid="00ad91d2" style:font-style-asian="normal" style:font-weight-asian="normal" style:font-style-complex="normal" style:font-weight-complex="normal"/>
    </style:style>
    <style:style style:name="P111" style:family="paragraph" style:parent-style-name="Standard">
      <style:paragraph-properties fo:text-align="center" style:justify-single-word="false"/>
      <style:text-properties fo:font-style="normal" fo:font-weight="bold" officeooo:rsid="007acd98" officeooo:paragraph-rsid="007acd98" style:font-style-asian="normal" style:font-weight-asian="bold" style:font-style-complex="normal" style:font-weight-complex="bold"/>
    </style:style>
    <style:style style:name="P112" style:family="paragraph" style:parent-style-name="Standard">
      <style:paragraph-properties fo:text-align="center" style:justify-single-word="false"/>
      <style:text-properties fo:font-style="normal" fo:font-weight="bold" officeooo:rsid="0081e8cc" officeooo:paragraph-rsid="0081e8cc" style:font-style-asian="normal" style:font-weight-asian="bold" style:font-style-complex="normal" style:font-weight-complex="bold"/>
    </style:style>
    <style:style style:name="P113" style:family="paragraph" style:parent-style-name="Standard">
      <style:paragraph-properties fo:text-align="start" style:justify-single-word="false"/>
      <style:text-properties fo:font-style="normal" fo:font-weight="bold" officeooo:rsid="008f36d4" officeooo:paragraph-rsid="008f36d4" style:font-style-asian="normal" style:font-weight-asian="bold" style:font-style-complex="normal" style:font-weight-complex="bold"/>
    </style:style>
    <style:style style:name="P114" style:family="paragraph" style:parent-style-name="Standard">
      <style:paragraph-properties fo:text-align="start" style:justify-single-word="false"/>
      <style:text-properties fo:font-style="normal" fo:font-weight="bold" officeooo:rsid="009428f6" officeooo:paragraph-rsid="009428f6" style:font-style-asian="normal" style:font-weight-asian="bold" style:font-style-complex="normal" style:font-weight-complex="bold"/>
    </style:style>
    <style:style style:name="P115" style:family="paragraph" style:parent-style-name="Standard">
      <style:paragraph-properties fo:text-align="center" style:justify-single-word="false"/>
      <style:text-properties fo:font-style="normal" fo:font-weight="bold" officeooo:rsid="009a6889" officeooo:paragraph-rsid="009a6889" style:font-style-asian="normal" style:font-weight-asian="bold" style:font-style-complex="normal" style:font-weight-complex="bold"/>
    </style:style>
    <style:style style:name="P116" style:family="paragraph" style:parent-style-name="Standard">
      <style:paragraph-properties fo:text-align="start" style:justify-single-word="false"/>
      <style:text-properties fo:font-style="normal" style:text-underline-style="none" fo:font-weight="normal" officeooo:rsid="00858405" officeooo:paragraph-rsid="00858405"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fo:font-style="normal" style:text-underline-style="none" fo:font-weight="normal" officeooo:rsid="008765e1" officeooo:paragraph-rsid="008765e1"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fo:font-style="normal" style:text-underline-style="none" fo:font-weight="normal" officeooo:rsid="00899a45" officeooo:paragraph-rsid="00899a45"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fo:font-style="normal" style:text-underline-style="none" fo:font-weight="normal" officeooo:rsid="008b0424" officeooo:paragraph-rsid="008b0424"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fo:font-style="normal" style:text-underline-style="none" fo:font-weight="normal" officeooo:rsid="008e2890" officeooo:paragraph-rsid="008e2890"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fo:font-style="italic" fo:font-weight="normal" officeooo:rsid="00a55594" officeooo:paragraph-rsid="00a55594" style:font-style-asian="italic" style:font-weight-asian="normal" style:font-style-complex="italic" style:font-weight-complex="normal"/>
    </style:style>
    <style:style style:name="P122" style:family="paragraph" style:parent-style-name="Standard">
      <style:paragraph-properties fo:text-align="start" style:justify-single-word="false"/>
      <style:text-properties fo:font-style="italic" fo:font-weight="normal" officeooo:rsid="00a731e8" officeooo:paragraph-rsid="00a731e8" style:font-style-asian="italic" style:font-weight-asian="normal" style:font-style-complex="italic" style:font-weight-complex="normal"/>
    </style:style>
    <style:style style:name="P123" style:family="paragraph" style:parent-style-name="Standard">
      <style:paragraph-properties fo:text-align="start" style:justify-single-word="false"/>
      <style:text-properties officeooo:paragraph-rsid="008765e1"/>
    </style:style>
    <style:style style:name="T1" style:family="text">
      <style:text-properties officeooo:rsid="001d690b"/>
    </style:style>
    <style:style style:name="T2" style:family="text">
      <style:text-properties officeooo:rsid="001f11d2"/>
    </style:style>
    <style:style style:name="T3" style:family="text">
      <style:text-properties officeooo:rsid="002201a9"/>
    </style:style>
    <style:style style:name="T4" style:family="text">
      <style:text-properties fo:font-weight="normal" style:font-weight-asian="normal" style:font-weight-complex="normal"/>
    </style:style>
    <style:style style:name="T5" style:family="text">
      <style:text-properties fo:font-weight="normal" officeooo:rsid="002516e5" style:font-weight-asian="normal" style:font-weight-complex="normal"/>
    </style:style>
    <style:style style:name="T6" style:family="text">
      <style:text-properties fo:font-weight="normal" officeooo:rsid="0028d045" style:font-weight-asian="normal" style:font-weight-complex="normal"/>
    </style:style>
    <style:style style:name="T7" style:family="text">
      <style:text-properties fo:font-weight="normal" officeooo:rsid="008ee019" style:font-weight-asian="normal" style:font-weight-complex="normal"/>
    </style:style>
    <style:style style:name="T8" style:family="text">
      <style:text-properties fo:font-style="normal" fo:font-weight="bold" officeooo:rsid="002201a9"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2201a9" style:font-style-asian="normal" style:font-weight-asian="normal" style:font-style-complex="normal" style:font-weight-complex="normal"/>
    </style:style>
    <style:style style:name="T11" style:family="text">
      <style:text-properties fo:font-style="normal" fo:font-weight="normal" officeooo:rsid="0023204a" style:font-style-asian="normal" style:font-weight-asian="normal" style:font-style-complex="normal" style:font-weight-complex="normal"/>
    </style:style>
    <style:style style:name="T12" style:family="text">
      <style:text-properties fo:font-style="normal" fo:font-weight="normal" officeooo:rsid="0032f772" style:font-style-asian="normal" style:font-weight-asian="normal" style:font-style-complex="normal" style:font-weight-complex="normal"/>
    </style:style>
    <style:style style:name="T13" style:family="text">
      <style:text-properties fo:font-style="normal" fo:font-weight="normal" officeooo:rsid="003c946c" style:font-style-asian="normal" style:font-weight-asian="normal" style:font-style-complex="normal" style:font-weight-complex="normal"/>
    </style:style>
    <style:style style:name="T14" style:family="text">
      <style:text-properties fo:font-style="normal" fo:font-weight="normal" officeooo:rsid="003d489c" style:font-style-asian="normal" style:font-weight-asian="normal" style:font-style-complex="normal" style:font-weight-complex="normal"/>
    </style:style>
    <style:style style:name="T15" style:family="text">
      <style:text-properties fo:font-style="normal" fo:font-weight="normal" officeooo:rsid="003db7dc" style:font-style-asian="normal" style:font-weight-asian="normal" style:font-style-complex="normal" style:font-weight-complex="normal"/>
    </style:style>
    <style:style style:name="T16" style:family="text">
      <style:text-properties fo:font-style="normal" fo:font-weight="normal" officeooo:rsid="0040626f" style:font-style-asian="normal" style:font-weight-asian="normal" style:font-style-complex="normal" style:font-weight-complex="normal"/>
    </style:style>
    <style:style style:name="T17" style:family="text">
      <style:text-properties fo:font-style="normal" fo:font-weight="normal" officeooo:rsid="004082bf" style:font-style-asian="normal" style:font-weight-asian="normal" style:font-style-complex="normal" style:font-weight-complex="normal"/>
    </style:style>
    <style:style style:name="T18" style:family="text">
      <style:text-properties fo:font-style="normal" fo:font-weight="normal" officeooo:rsid="0042452a"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3db7dc" style:font-style-asian="normal" style:font-style-complex="normal"/>
    </style:style>
    <style:style style:name="T21" style:family="text">
      <style:text-properties fo:font-style="normal" style:text-underline-style="none" fo:font-weight="normal" officeooo:rsid="008765e1" style:font-style-asian="normal" style:font-weight-asian="normal" style:font-style-complex="normal" style:font-weight-complex="normal"/>
    </style:style>
    <style:style style:name="T22" style:family="text">
      <style:text-properties fo:font-style="normal" style:text-underline-style="none" fo:font-weight="normal" officeooo:rsid="008830a2" style:font-style-asian="normal" style:font-weight-asian="normal" style:font-style-complex="normal" style:font-weight-complex="normal"/>
    </style:style>
    <style:style style:name="T23" style:family="text">
      <style:text-properties officeooo:rsid="0038c7c3"/>
    </style:style>
    <style:style style:name="T24" style:family="text">
      <style:text-properties officeooo:rsid="0038de3b"/>
    </style:style>
    <style:style style:name="T25" style:family="text">
      <style:text-properties officeooo:rsid="00392a38"/>
    </style:style>
    <style:style style:name="T26" style:family="text">
      <style:text-properties fo:font-weight="bold" style:font-weight-asian="bold" style:font-weight-complex="bold"/>
    </style:style>
    <style:style style:name="T27" style:family="text">
      <style:text-properties officeooo:rsid="004a5848"/>
    </style:style>
    <style:style style:name="T28" style:family="text">
      <style:text-properties officeooo:rsid="004d3d3c"/>
    </style:style>
    <style:style style:name="T29" style:family="text">
      <style:text-properties officeooo:rsid="005e3e27"/>
    </style:style>
    <style:style style:name="T30" style:family="text">
      <style:text-properties officeooo:rsid="006b1bdf"/>
    </style:style>
    <style:style style:name="T31" style:family="text">
      <style:text-properties officeooo:rsid="006cc3a9"/>
    </style:style>
    <style:style style:name="T32" style:family="text">
      <style:text-properties officeooo:rsid="006dac01"/>
    </style:style>
    <style:style style:name="T33" style:family="text">
      <style:text-properties officeooo:rsid="006eda19"/>
    </style:style>
    <style:style style:name="T34" style:family="text">
      <style:text-properties officeooo:rsid="0072e916"/>
    </style:style>
    <style:style style:name="T35" style:family="text">
      <style:text-properties officeooo:rsid="007a4990"/>
    </style:style>
    <style:style style:name="T36" style:family="text">
      <style:text-properties officeooo:rsid="008765e1"/>
    </style:style>
    <style:style style:name="T37" style:family="text">
      <style:text-properties style:text-underline-style="none"/>
    </style:style>
    <style:style style:name="T38" style:family="text">
      <style:text-properties style:text-underline-style="none" officeooo:rsid="009141d3"/>
    </style:style>
    <style:style style:name="T39" style:family="text">
      <style:text-properties style:text-underline-style="none" officeooo:rsid="0092bda7"/>
    </style:style>
    <style:style style:name="T40" style:family="text">
      <style:text-properties style:text-underline-style="none" officeooo:rsid="00950324"/>
    </style:style>
    <style:style style:name="T41" style:family="text">
      <style:text-properties style:text-underline-style="none" officeooo:rsid="0095e0aa"/>
    </style:style>
    <style:style style:name="T42" style:family="text">
      <style:text-properties style:text-underline-style="none" officeooo:rsid="0096b6dc"/>
    </style:style>
    <style:style style:name="T43" style:family="text">
      <style:text-properties style:text-underline-style="none" officeooo:rsid="009d7904"/>
    </style:style>
    <style:style style:name="T44" style:family="text">
      <style:text-properties style:text-underline-style="none" fo:font-weight="bold" style:font-weight-asian="bold" style:font-weight-complex="bold"/>
    </style:style>
    <style:style style:name="T45" style:family="text">
      <style:text-properties style:text-underline-style="none" fo:font-weight="bold" officeooo:rsid="00a8e1d3" style:font-weight-asian="bold" style:font-weight-complex="bold"/>
    </style:style>
    <style:style style:name="T46" style:family="text">
      <style:text-properties style:text-underline-style="none" fo:font-weight="bold" officeooo:rsid="00ac15bf" style:font-weight-asian="bold" style:font-weight-complex="bold"/>
    </style:style>
    <style:style style:name="T47" style:family="text">
      <style:text-properties style:text-underline-style="none" officeooo:rsid="00a5f0ca"/>
    </style:style>
    <style:style style:name="T48" style:family="text">
      <style:text-properties style:text-underline-style="none" officeooo:rsid="00a65e19"/>
    </style:style>
    <style:style style:name="T49" style:family="text">
      <style:text-properties style:text-underline-style="none" officeooo:rsid="00a0d853"/>
    </style:style>
    <style:style style:name="T50" style:family="text">
      <style:text-properties style:text-underline-style="none" officeooo:rsid="00a8e1d3"/>
    </style:style>
    <style:style style:name="T51" style:family="text">
      <style:text-properties style:text-underline-style="none" officeooo:rsid="00ab29bb"/>
    </style:style>
    <style:style style:name="T52" style:family="text">
      <style:text-properties officeooo:rsid="008eb6ae"/>
    </style:style>
    <style:style style:name="T53" style:family="text">
      <style:text-properties fo:font-style="italic" style:text-underline-style="none" officeooo:rsid="00959a4f" style:font-style-asian="italic" style:font-style-complex="italic"/>
    </style:style>
    <style:style style:name="T54" style:family="text">
      <style:text-properties fo:font-style="italic" style:text-underline-style="none" officeooo:rsid="0095e0aa"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Angular</text:p>
      <text:p text:style-name="P1"/>
      <text:p text:style-name="P10">Godt til SPA (Single Page Application)</text:p>
      <text:p text:style-name="P1"/>
      <text:p text:style-name="P1"><text:span text:style-name="T1">Udgivet 2010</text:span><text:tab/><text:span text:style-name="T2">som Angular JS.</text:span></text:p>
      <text:p text:style-name="P7">Senere udgivet som bare Angular med versionering.</text:p>
      <text:p text:style-name="P7"/>
      <text:p text:style-name="P7">Semantisk versionering – Version x (Major change).x (Minor change).x (Patch).</text:p>
      <text:p text:style-name="P7"/>
      <text:p text:style-name="P11">Arkitektur af et Angular Projekt</text:p>
      <text:p text:style-name="P8"/>
      <text:p text:style-name="P8">Angular app – Et eller flere moduler</text:p>
      <text:p text:style-name="P8">Module – En eller flere komponenter eller services</text:p>
      <text:p text:style-name="P8">Component – Html + Class</text:p>
      <text:p text:style-name="P8">Services – Business Logic</text:p>
      <text:p text:style-name="P8"/>
      <text:p text:style-name="P9">Moduler interagerer og viser dets indhold i en browser.</text:p>
      <text:p text:style-name="P9"/>
      <text:p text:style-name="P12">Package.json</text:p>
      <text:p text:style-name="P15">Indeholder dependencies og devdependencies hvilket er biblioteker (moduler) krævet for at Angular appen virker. Disse bliver installeret når “ng new {appname}” bliver kørt.</text:p>
      <text:p text:style-name="P15">Alle moduler/pakker bliver installeret i node_modules mappen.</text:p>
      <text:p text:style-name="P15"/>
      <text:p text:style-name="P15">Det er også her der er scripts. </text:p>
      <text:p text:style-name="P15"/>
      <text:p text:style-name="P12">src <text:span text:style-name="T3">(source)</text:span></text:p>
      <text:p text:style-name="P16">Dette er den vigtigeste folder for udvikleren, da det er her vi udvikler views og business logic.</text:p>
      <text:p text:style-name="P17"/>
      <text:p text:style-name="P18">main.ts</text:p>
      <text:p text:style-name="P23">Denne fil er indgangspunktet til applikationen. </text:p>
      <text:p text:style-name="P23"/>
      <text:p text:style-name="P18">app folder</text:p>
      <text:p text:style-name="P2"><text:span text:style-name="T8">app.module.ts</text:span><text:span text:style-name="T10"> - </text:span><text:span text:style-name="T11">R</text:span><text:span text:style-name="T10">oot modulet til applikationen. </text:span></text:p>
      <text:p text:style-name="P71">app.component.ts –<text:span text:style-name="T4"> </text:span><text:span text:style-name="T5">Root komponent til applikationen. - Indeholder title property.</text:span></text:p>
      <text:p text:style-name="P72">app.component.html –<text:span text:style-name="T4"> Indeholder HTML til root view.</text:span></text:p>
      <text:p text:style-name="P24"/>
      <text:p text:style-name="P24"/>
      <text:p text:style-name="P73">Komponenter</text:p>
      <text:p text:style-name="P24"/>
      <text:p text:style-name="P25">Et komponent er opbygget af tre dele:</text:p>
      <text:p text:style-name="P19"/>
      <text:p text:style-name="P20">Template</text:p>
      <text:p text:style-name="P25">- Repræsenterer dit “View”.</text:p>
      <text:p text:style-name="P25">- Skabt med HTML – User interface for din applikation.</text:p>
      <text:p text:style-name="P25"/>
      <text:p text:style-name="P20">Klasse (Class)</text:p>
      <text:p text:style-name="P74"><text:span text:style-name="T4">- </text:span><text:span text:style-name="T6">Kode der understøtter dit “View”.</text:span></text:p>
      <text:p text:style-name="P26">- Skabt med TypeScript</text:p>
      <text:p text:style-name="P26">- Indeholder data properties og metoder som kan blive brugt til at kontrollere logikken af dit “View.</text:p>
      <text:p text:style-name="P26"/>
      <text:p text:style-name="P21"/>
      <text:p text:style-name="P21"/>
      <text:p text:style-name="P21"><text:soft-page-break/>Metadata</text:p>
      <text:p text:style-name="P27">- Information som Angular kræver for at bestemme hvorvidt den specifikke klasse virkelig er en klasse eller et Angular komponent.</text:p>
      <text:p text:style-name="P27">- Metadata er defineret ved hjælp af en “Decorator” hvilket er en TypeScript specifik egenskab. En “Decorator” er en funktion der indeholder information omkring den klasse den er en del af.</text:p>
      <text:p text:style-name="P27"/>
      <text:p text:style-name="P27">@Component er en funktion der er hæftet til klassen under den. Dette fortæller Angular at det er et komponent, og ikke en klasse. </text:p>
      <text:p text:style-name="P27">Det indeholder både metadata og skabelonen der repræsenterer det “View”. </text:p>
      <text:p text:style-name="P27"/>
      <text:p text:style-name="P28">Selector – Et brugerdefineret HTML tag der repræsenterer dette komponent.</text:p>
      <text:p text:style-name="P28">Når de specificeres i Angular HTML index, bliver komponentet vist.</text:p>
      <text:p text:style-name="P28"/>
      <text:p text:style-name="P29">TemplateUrl – HTML fra komponentet er defineret i stien i templateUrl, som refererer til den aktuelle HTML brugt i det View.</text:p>
      <text:p text:style-name="P29"/>
      <text:p text:style-name="P29">StyleUrls – Styling stier er defineret her, og ændrer styling i det HTML som er i komponentet.</text:p>
      <text:p text:style-name="P29"/>
      <text:p text:style-name="P29"/>
      <text:p text:style-name="P77">Måder man kan specificere en “Selector”</text:p>
      <text:p text:style-name="P31"/>
      <text:p text:style-name="P3"><text:span text:style-name="T12">1. I komponent </text:span><text:bookmark-start text:name="__DdeLink__334_794421526"/><text:span text:style-name="T12">TypeScript</text:span><text:bookmark-end text:name="__DdeLink__334_794421526"/><text:span text:style-name="T12"> filen defineres navnet normalt<text:line-break/><text:tab/>eks. “selector: ‘test-app’”</text:span></text:p>
      <text:p text:style-name="P32"/>
      <text:p text:style-name="P32">2. I komponent TypeScript filen defineres navnet med et punktum foran. Dette gør at komponenten kan bruges som en “class selector”.</text:p>
      <text:p text:style-name="P32"><text:tab/>Eks. “selector: ‘.test-app’”</text:p>
      <text:p text:style-name="P32"/>
      <text:p text:style-name="P32">3. I komponent TypeScript filen defineres navnet med firkantede paranteser. </text:p>
      <text:p text:style-name="P30"/>
      <text:p text:style-name="P30"/>
      <text:p text:style-name="P78">Interpolation</text:p>
      <text:p text:style-name="P79"/>
      <text:p text:style-name="P33">Ved at bruge “template” i stedet for templateUrl, kan vi definere HTML inline, i stedet for at referere til et HTML dokument. Med denne metode kan vi så bruge interpolation, altså kan variabler <text:span text:style-name="T25">eller metoder</text:span> bruges i vores HTML.</text:p>
      <text:p text:style-name="P33"/>
      <text:p text:style-name="P33">For at gøre dette defineres en variabel i eksportklassen. </text:p>
      <text:p text:style-name="P33"><text:tab/>Eks. “var name = “mit navn”;”</text:p>
      <text:p text:style-name="P33"/>
      <text:p text:style-name="P34">Så kan vi bruge denne variabel i HTML ved at bruge dobbelt tuborgklamme omkring variablens navn.</text:p>
      <text:p text:style-name="P34"><text:tab/>Eks. “{{name}}”</text:p>
      <text:p text:style-name="P34"/>
      <text:p text:style-name="P35">Interpolation kan også bruges uden variabler, for eksempel til at vise et aritmetisk resultat, <text:span text:style-name="T23">konkatenering, </text:span><text:span text:style-name="T24">metoder</text:span><text:span text:style-name="T23"> etc</text:span>.</text:p>
      <text:p text:style-name="P35"><text:tab/>Eks. “{{2+2}}” <text:s/>- Vises som “4”.</text:p>
      <text:p text:style-name="P36"><text:s/><text:tab/></text:p>
      <text:p text:style-name="P37">Interpolation kan <text:span text:style-name="T26">ikke</text:span> bruges til assignments eller direkte adgang til globale variabler. (Skab en lokal property med værdien af den globale variabel for at bruge den.</text:p>
      <text:p text:style-name="P37"><text:tab/>Eks. “{{ a = 2+2 }}” virker ikke</text:p>
      <text:p text:style-name="P30"/>
      <text:p text:style-name="P80"><text:soft-page-break/>Binding</text:p>
      <text:p text:style-name="P38"/>
      <text:p text:style-name="P4"><text:span text:style-name="T13">For at lave binding </text:span><text:span text:style-name="T14">defineres</text:span><text:span text:style-name="T13"> en variabel </text:span><text:span text:style-name="T14">i eksportklassen. </text:span></text:p>
      <text:p text:style-name="P55"><text:tab/>Eks. “public myId = “testid”;”</text:p>
      <text:p text:style-name="P55"/>
      <text:p text:style-name="P84"><text:span text:style-name="T14">D</text:span><text:span text:style-name="T9">erefter kan vi binde denne variabel til et HTML element.</text:span></text:p>
      <text:p text:style-name="P84"><text:span text:style-name="T9"><text:tab/>Eks. “</text:span><text:bookmark-start text:name="__DdeLink__639_4279294179"/><text:span text:style-name="T9">&lt;Input [id] = “myId” type=“text” value=”someValue”&gt;</text:span><text:bookmark-end text:name="__DdeLink__639_4279294179"/><text:span text:style-name="T9">”</text:span></text:p>
      <text:p text:style-name="P56"/>
      <text:p text:style-name="P85"><text:span text:style-name="T9">De firkantede paranteser bruges til at definere en binding, og denne binding er lig med “myId” property fra vores </text:span><text:span text:style-name="T16">komponent klasse.</text:span></text:p>
      <text:p text:style-name="P59"/>
      <text:p text:style-name="P86"><text:span text:style-name="T16">G</text:span><text:span text:style-name="T9">enerelt virker dette ligesom med interpolation, men interpolation kan kun bruge string værdier. I for eksempel boolean HTML attributes kan der ikke bruges interpolation. I stedet skal vi bruge property binding.</text:span></text:p>
      <text:p text:style-name="P5"><text:span text:style-name="T17"><text:tab/>Eks. “</text:span><text:bookmark-start text:name="__DdeLink__641_4279294179"/><text:span text:style-name="T15">&lt;Input [</text:span><text:span text:style-name="T17">disabled]=”false”</text:span><text:span text:style-name="T15"> type=“text” value=”someValue”&gt;</text:span><text:bookmark-end text:name="__DdeLink__641_4279294179"/><text:span text:style-name="T15">”</text:span></text:p>
      <text:p text:style-name="P57"/>
      <text:p text:style-name="P87"><text:span text:style-name="T15">I </text:span><text:span text:style-name="T9">denne kontekst kan vi så oprette en property i eksportklassen,</text:span></text:p>
      <text:p text:style-name="P60"><text:tab/>Eks. “public isDisabled = true;”</text:p>
      <text:p text:style-name="P61">og bruge denne boolean til at definere disabled.</text:p>
      <text:p text:style-name="P6"><text:span text:style-name="T18"><text:tab/>Eks. “</text:span><text:span text:style-name="T15">&lt;Input [</text:span><text:span text:style-name="T17">disabled]=”</text:span><text:span text:style-name="T18">isDisabled</text:span><text:span text:style-name="T17">”</text:span><text:span text:style-name="T15"> type=“text” value=”someValue”&gt;”</text:span></text:p>
      <text:p text:style-name="P58"/>
      <text:p text:style-name="P13"><text:span text:style-name="T20">C</text:span><text:span text:style-name="T19">lass Binding</text:span></text:p>
      <text:p text:style-name="P62"/>
      <text:p text:style-name="P63">Class binding til HTML elementer kan både foregå på den gammeldags facon.</text:p>
      <text:p text:style-name="P63"><text:tab/>Eks. “&lt;h2 class=”text-success”&gt;Something&lt;/h2&gt;”</text:p>
      <text:p text:style-name="P58"/>
      <text:p text:style-name="P39">I stedet for dette, kan vi definere en variabel som en Class binding.</text:p>
      <text:p text:style-name="P39"><text:tab/>Eks. “public successClass = “text-success”;”</text:p>
      <text:p text:style-name="P39"/>
      <text:p text:style-name="P40">Derfra kan vi bruge denne variabel til at definere en klasse til HTML elementet ved at bruge firkantede paranteser.</text:p>
      <text:p text:style-name="P40"><text:tab/>Eks. “&lt;h2 [class]<text:span text:style-name="T27">=”successClass”&gt;Something&lt;/h2&gt;”</text:span></text:p>
      <text:p text:style-name="P40"/>
      <text:p text:style-name="P41">Vi kan også definere en bool som bestemmer hvorvidt den specificerede klasse er aktiv på elementet.</text:p>
      <text:p text:style-name="P41"><text:tab/>Eks. “<text:span text:style-name="T28">public hasError = false;”</text:span></text:p>
      <text:p text:style-name="P41"/>
      <text:p text:style-name="P42">Derefter kan vi definere klassen og sætte den til værdien af boolean variablen.</text:p>
      <text:p text:style-name="P42"><text:tab/>Eks. &lt;h2 [class.text-danger]=”hasError”&gt;Something&lt;/h2&gt;</text:p>
      <text:p text:style-name="P42"/>
      <text:p text:style-name="P43">I dette tilfælde vil klassen ikke være aktiv på elementet, men hvis hasError bliver ændret til TRUE vil klassen igen være aktiv på elementet og den vil vise den respektive farve.</text:p>
      <text:p text:style-name="P43"/>
      <text:p text:style-name="P44">Tilføj en samling af klasser på en gang.</text:p>
      <text:p text:style-name="P44">Ved at oprettet et objekt med en samling af klasseværdier kan vi tilføje flere CSS klasser.</text:p>
      <text:p text:style-name="P44"><text:tab/>Eks. “public messageClasses = {</text:p>
      <text:p text:style-name="P44"><text:tab/><text:tab/><text:tab/>“text-success”: !this.hasError,</text:p>
      <text:p text:style-name="P44"><text:tab/><text:tab/><text:tab/>“text-danger”: this.hasError,</text:p>
      <text:p text:style-name="P44"><text:tab/><text:tab/><text:tab/>“text-special”: this.isSpecial</text:p>
      <text:p text:style-name="P44"><text:tab/><text:tab/>}”</text:p>
      <text:p text:style-name="P44"/>
      <text:p text:style-name="P45"/>
      <text:p text:style-name="P45"><text:soft-page-break/>Ved at definere alle disse klasser under én variabel kan vi forenkle HTML elementets syntaks.</text:p>
      <text:p text:style-name="P45"><text:tab/>Eks. “&lt;h2 [ngClass]=”messageClasses”&gt;Something&lt;/h2&gt;</text:p>
      <text:p text:style-name="P45"/>
      <text:p text:style-name="P81">Style Binding</text:p>
      <text:p text:style-name="P46"/>
      <text:p text:style-name="P47">Gennem style binding kan vi definere en stil med de firkantede paranteser. Her kan også bruges “conditional operators”.</text:p>
      <text:p text:style-name="P47"><text:tab/>Eks. “&lt;h2 [style.color]=”hasError ? ‘red’ : ‘green’”&gt;Something&lt;/h2&gt;”</text:p>
      <text:p text:style-name="P47"/>
      <text:p text:style-name="P48">Hvis hasError boolean variablen er TRUE er skriftfarven rød, hvis variablen er FALSE er skriftfarven grøn.</text:p>
      <text:p text:style-name="P48"/>
      <text:p text:style-name="P49">Man kan designere properties til class bindings.</text:p>
      <text:p text:style-name="P49"><text:tab/>Eks. “&lt;h2 [style.color]=”highlightColor”&gt;Something&lt;/h2&gt;”</text:p>
      <text:p text:style-name="P49"/>
      <text:p text:style-name="P49">Inde i eksportklassen defineres property.</text:p>
      <text:p text:style-name="P49"><text:tab/>Eks. “public highlightColor = “orange”;”</text:p>
      <text:p text:style-name="P49"/>
      <text:p text:style-name="P50">Med style binding kan vi igen også definere flere properties under samme variabel.</text:p>
      <text:p text:style-name="P50"><text:tab/>Eks. “public titleStyles = {</text:p>
      <text:p text:style-name="P50"><text:tab/><text:tab/><text:tab/>color: “blue”,</text:p>
      <text:p text:style-name="P50"><text:tab/><text:tab/><text:tab/>fontStyle: “italic”</text:p>
      <text:p text:style-name="P50"><text:tab/>}”</text:p>
      <text:p text:style-name="P50"/>
      <text:p text:style-name="P51">Som så kan bruges til at designere klasses til et element.</text:p>
      <text:p text:style-name="P51"><text:tab/>Eks. “&lt;h2 [ngStyle]=”titleStyles”&gt;Something&lt;/h2&gt;”</text:p>
      <text:p text:style-name="P51"/>
      <text:p text:style-name="P82">Event Binding</text:p>
      <text:p text:style-name="P82"/>
      <text:p text:style-name="P52">I alle de tilfælde vi har gennemgået indtil videre har dataflow gået fra komponent klassen til komponent template. For at kunne reagere på brugerinput skal det være et cirkulært flow hvor komponentet snakker til template, hvorefter brugeren interagerer med template og sender data til komponentet igen. </text:p>
      <text:p text:style-name="P43"/>
      <text:p text:style-name="P53">I dette eksempel er der oprettet en knap som laver et event kald når der bliver trykket på den.</text:p>
      <text:p text:style-name="P53"><text:tab/>Eks. “&lt;button (onclick)=”onClick()”&gt;Greet&lt;/button&gt;”</text:p>
      <text:p text:style-name="P53"/>
      <text:p text:style-name="P54">Derefter oprettet vi metoden “onClick()” som kaldes når der trykkes på knappen, <text:span text:style-name="T30">hvori der også kan specificeres properties</text:span>.</text:p>
      <text:p text:style-name="P54"><text:tab/>Eks. “onClick(){</text:p>
      <text:p text:style-name="P54"><text:tab/><text:tab/><text:tab/>console.log(“Button was pressed”);</text:p>
      <text:p text:style-name="P54"><text:tab/><text:tab/><text:tab/><text:span text:style-name="T30">this.greeting = “Something to show when button is pressed.”</text:span></text:p>
      <text:p text:style-name="P54"><text:tab/><text:tab/><text:span text:style-name="T29">}”</text:span></text:p>
      <text:p text:style-name="P43"/>
      <text:p text:style-name="P22">Event information</text:p>
      <text:p text:style-name="P43"/>
      <text:p text:style-name="P64">Ved at angive en parameter i onClick metoden, kan vi se event information om museklikket. Til dette bruges en speciel Angular variabel kaldet $event. Dette giver alt information omkring det DOM event der blev kørt. </text:p>
      <text:p text:style-name="P65"><text:tab/><text:span text:style-name="T31">Eks. “&lt;button (click)=”onClick($event)”&gt;Something&lt;/button&gt;”</text:span></text:p>
      <text:p text:style-name="P65"/>
      <text:p text:style-name="P65"/>
      <text:p text:style-name="P88"><text:soft-page-break/>Herefter skal metoden onClick have en parameter for at fange event informationen.</text:p>
      <text:p text:style-name="P65"><text:tab/><text:span text:style-name="T32">Eks. “onClick(event){</text:span></text:p>
      <text:p text:style-name="P65"><text:tab/><text:tab/><text:span text:style-name="T32">console.log(event);</text:span></text:p>
      <text:p text:style-name="P65"><text:tab/><text:span text:style-name="T33">}”</text:span></text:p>
      <text:p text:style-name="P65"/>
      <text:p text:style-name="P66">Nu kan informationen ses i browserens konsol når der trykkes på knappen.</text:p>
      <text:p text:style-name="P66"/>
      <text:p text:style-name="P67">En anden måde at reagere på et event er at ændre en property inline.</text:p>
      <text:p text:style-name="P67"><text:tab/>Eks. “&lt;button (click)=”greeting=’Welcome’”&gt;Greet&lt;/button&gt;”</text:p>
      <text:p text:style-name="P43"/>
      <text:p text:style-name="P89">Dette ændrer på variablen som vises efter knappen <text:span text:style-name="T34">via {{greeting}} interpolation.</text:span></text:p>
      <text:p text:style-name="P89"/>
      <text:p text:style-name="P111">Two-way binding</text:p>
      <text:p text:style-name="P111"/>
      <text:p text:style-name="P90">For at binde til en property der opdateres med det samme, når værdierne bliver ændret, skal man bruge ngModel direktivet. Først oprettes en property.</text:p>
      <text:p text:style-name="P90"><text:tab/>Eks. “public name = ‘’”</text:p>
      <text:p text:style-name="P90"/>
      <text:p text:style-name="P91">Derefter bruges ngModel til at binde dataen.</text:p>
      <text:p text:style-name="P91"><text:tab/>Eks. “&lt;input [(ngModel)]=”name” type=”text”&gt;</text:p>
      <text:p text:style-name="P91"/>
      <text:p text:style-name="P91">I tilfælde af at man ikke har sat FormsModule op, skal dette implementeres i app.module.ts filen.</text:p>
      <text:p text:style-name="P91"><text:tab/>Eks. “import { FormsModule } from ‘@angular/forms’;”</text:p>
      <text:p text:style-name="P91"/>
      <text:p text:style-name="P92">Derefter skal man huske at inkludere det i imports delen af filen.</text:p>
      <text:p text:style-name="P92"><text:tab/>Eks. “Imports: [ BrowserModule, <text:span text:style-name="T26">FormsModule</text:span> ]”</text:p>
      <text:p text:style-name="P43"/>
      <text:p text:style-name="P83">Templat<text:span text:style-name="T35">e</text:span> reference variabler</text:p>
      <text:p text:style-name="P83"/>
      <text:p text:style-name="P68">For at få adgang til en indtastning fra et input kan vi generere en variabel til input elementet, hvorfra værdien indtastet hentes ud.</text:p>
      <text:p text:style-name="P68"><text:tab/>Eks. “&lt;input #myInput type=”text”&gt;”</text:p>
      <text:p text:style-name="P68"/>
      <text:p text:style-name="P69">Derefter refereres til variablen i button elementet.</text:p>
      <text:p text:style-name="P69"><text:tab/>Eks. “&lt;button (click)=”logMessage(myInput.value)”&gt;Log&lt;/button&gt;”</text:p>
      <text:p text:style-name="P69"/>
      <text:p text:style-name="P70">Til sidst oprettes en metode.</text:p>
      <text:p text:style-name="P70"><text:tab/>Eks. “logMessage(value){</text:p>
      <text:p text:style-name="P70"><text:tab/><text:tab/>console.log(value)</text:p>
      <text:p text:style-name="P70"><text:tab/>}”</text:p>
      <text:p text:style-name="P70"/>
      <text:p text:style-name="P93">Dette tillader tilgåelsen af værdien i input feltet, så det kan udskrives til konsollen via console.log() funktionen.</text:p>
      <text:p text:style-name="P93"/>
      <text:p text:style-name="P112"/>
      <text:p text:style-name="P112"/>
      <text:p text:style-name="P112"/>
      <text:p text:style-name="P112"/>
      <text:p text:style-name="P112"/>
      <text:p text:style-name="P112"/>
      <text:p text:style-name="P112"/>
      <text:p text:style-name="P112"/>
      <text:p text:style-name="P112"><text:soft-page-break/>Structural Directives</text:p>
      <text:p text:style-name="P112"/>
      <text:p text:style-name="P94">Structural Directives lader udvikleren vise eller fjerne DOM elementer baseret på standard If/Else statements, switches &amp; For-loops.</text:p>
      <text:p text:style-name="P94"/>
      <text:p text:style-name="P116"><text:span text:style-name="T26">ngIf</text:span> :</text:p>
      <text:p text:style-name="P117">For at lave en If condition skal vi tilføje *ngIf=”{{Boolean}}” i et element.</text:p>
      <text:p text:style-name="P117"><text:tab/>Eks. “<text:bookmark-start text:name="__DdeLink__866_1324058639"/>&lt;h2 *ngIf=”true”&gt;<text:bookmark-end text:name="__DdeLink__866_1324058639"/>”</text:p>
      <text:p text:style-name="P117"/>
      <text:p text:style-name="P117">Dette element vil blive vist så længe værdien er true. </text:p>
      <text:p text:style-name="P123"><text:span text:style-name="T21">Der kan bruges binding til at have en variabel der kan ændres </text:span><text:span text:style-name="T22">dynamisk</text:span><text:span text:style-name="T21">.</text:span></text:p>
      <text:p text:style-name="P117"/>
      <text:p text:style-name="P118"><text:span text:style-name="T26">then/else</text:span> :</text:p>
      <text:p text:style-name="P118">For at tilføje en then og else condition skal vi erklære det i vores element.</text:p>
      <text:p text:style-name="P118"><text:tab/>Eks. “<text:span text:style-name="T36">&lt;h2 *ngIf=”true; </text:span>then thenBlock; else elseBlock<text:span text:style-name="T36">”&gt;”</text:span></text:p>
      <text:p text:style-name="P118"/>
      <text:p text:style-name="P118">Derefter oprettes ng-templates der vises baseret på vores if-else conditions.</text:p>
      <text:p text:style-name="P118"><text:tab/>Eks. “&lt;ng-template #elseBlock&gt; {{ Some HTML }} &lt;/ng-template&gt;”</text:p>
      <text:p text:style-name="P118"/>
      <text:p text:style-name="P119">Det samme gælder for thenBlock.</text:p>
      <text:p text:style-name="P119"/>
      <text:p text:style-name="P120">Med både then og else templates, kan ngIf elementet forblive tom.</text:p>
      <text:p text:style-name="P95"><text:span text:style-name="T37"><text:tab/>Eks. “&lt;div *ngIf=”displayName; then thenBlock; else elseBlock&gt;&lt;/div&gt;”</text:span></text:p>
      <text:p text:style-name="P95"><text:span text:style-name="T37"/></text:p>
      <text:p text:style-name="P95"><text:span text:style-name="T37"/></text:p>
      <text:p text:style-name="P113"><text:span text:style-name="T37">ngSwitch :</text:span></text:p>
      <text:p text:style-name="P96"><text:span text:style-name="T37">For at lave en switch case skal vi tilføje [ngSwitch]=”{{ variabel }}” i et element.</text:span></text:p>
      <text:p text:style-name="P96"><text:span text:style-name="T37"><text:tab/>Eks. “&lt;div [ngSwitch]=”myVariable”&gt;</text:span><text:span text:style-name="T38">&lt;/div&gt;</text:span><text:span text:style-name="T37">”</text:span></text:p>
      <text:p text:style-name="P96"><text:span text:style-name="T37"/></text:p>
      <text:p text:style-name="P97"><text:span text:style-name="T37">For at tilføje forskellige cases, skal de tilføjes i mellem div tags i switch elementet.</text:span></text:p>
      <text:p text:style-name="P97"><text:span text:style-name="T37"><text:tab/>Eks. “&lt;div [ngSwitch]=”myVariable”&gt;</text:span></text:p>
      <text:p text:style-name="P97"><text:span text:style-name="T37"><text:tab/><text:tab/><text:tab/>&lt;div *ngSwitchCase=”’myValue’”&gt;You picked this value!&lt;/div&gt;</text:span></text:p>
      <text:p text:style-name="P97"><text:span text:style-name="T37"><text:tab/><text:tab/><text:tab/></text:span><text:span text:style-name="T39">&lt;div *ngSwitchCase=”’myOtherValue’”&gt;You picked another value!&lt;/div&gt;</text:span></text:p>
      <text:p text:style-name="P97"><text:span text:style-name="T39"><text:tab/> <text:s text:c="7"/>&lt;/div&gt;”</text:span></text:p>
      <text:p text:style-name="P97"><text:span text:style-name="T39"/></text:p>
      <text:p text:style-name="P98"><text:span text:style-name="T39">F</text:span><text:span text:style-name="T37">or at tilføje en default, i tilfælde af at værdien ikke stemmer overens med vores switch case tilføjes *ngSwitchDefault.</text:span></text:p>
      <text:p text:style-name="P98"><text:span text:style-name="T37"><text:tab/>Eks. “&lt;div *ngSwitchDefault=&gt;Try again!&lt;/div&gt;”</text:span></text:p>
      <text:p text:style-name="P98"><text:span text:style-name="T37"/></text:p>
      <text:p text:style-name="P114"><text:span text:style-name="T37">ngFor :</text:span></text:p>
      <text:p text:style-name="P99"><text:span text:style-name="T37">For at lave et for-loop skal for-direktivet anvendes.</text:span></text:p>
      <text:p text:style-name="P99"><text:span text:style-name="T37"><text:tab/>Eks. “&lt;div *ngFor=”let variabelNavn of arrayNavn&gt;</text:span></text:p>
      <text:p text:style-name="P99"><text:span text:style-name="T37"><text:tab/><text:tab/><text:tab/>&lt;h2&gt;{{ variabelNavn }}&lt;/h2&gt;</text:span></text:p>
      <text:p text:style-name="P100"><text:span text:style-name="T37"><text:tab/> <text:s text:c="8"/>&lt;/div&gt;”</text:span></text:p>
      <text:p text:style-name="P100"><text:span text:style-name="T40">Note: variabelNavn er en midlertidig variabel der kun bruges i for-loop konteksten. arrayNavn er det array vi gemmer vores værdier i.</text:span></text:p>
      <text:p text:style-name="P100"><text:span text:style-name="T40"/></text:p>
      <text:p text:style-name="P101"><text:span text:style-name="T53"/></text:p>
      <text:p text:style-name="P101"><text:span text:style-name="T53"/></text:p>
      <text:p text:style-name="P101"><text:span text:style-name="T53"/></text:p>
      <text:p text:style-name="P101"><text:span text:style-name="T53"/></text:p>
      <text:p text:style-name="P101"><text:span text:style-name="T53"/></text:p>
      <text:p text:style-name="P101"><text:soft-page-break/><text:span text:style-name="T53">For-loop keywords </text:span><text:span text:style-name="T54">(sættes før variablen)</text:span></text:p>
      <text:p text:style-name="P101"><text:span text:style-name="T41">{{i}} – Viser indekseringen af værdien. <text:tab/><text:tab/><text:tab/><text:tab/>- </text:span><text:span text:style-name="T42">Index</text:span></text:p>
      <text:p text:style-name="P102"><text:span text:style-name="T37">{{f}} – Indikerer hvorvidt værdien er den første i arrayet. <text:tab/><text:tab/>- </text:span><text:span text:style-name="T42">First</text:span></text:p>
      <text:p text:style-name="P103"><text:span text:style-name="T37">{{l}} – Indikerer hvorvidt værdien er den sidste i arrayet. <text:tab/><text:tab/>- Last</text:span></text:p>
      <text:p text:style-name="P103"><text:span text:style-name="T37">{{o}} – Indikerer hvorvidt indeksværdien er ulige. <text:tab/><text:tab/><text:tab/>- Odd</text:span></text:p>
      <text:p text:style-name="P103"><text:span text:style-name="T37">{{e}} – Indikerer hvorvidt indeksværdien er lige. <text:tab/><text:tab/><text:tab/>- Even</text:span></text:p>
      <text:p text:style-name="P102"><text:span text:style-name="T37"/></text:p>
      <text:p text:style-name="P115"><text:span text:style-name="T37">Component Interaction</text:span></text:p>
      <text:p text:style-name="P115"><text:span text:style-name="T37"/></text:p>
      <text:p text:style-name="P121"><text:span text:style-name="T37">Parent -&gt; Child </text:span></text:p>
      <text:p text:style-name="P104"><text:span text:style-name="T37">For at parent komponenter kan snakke sammen med child komponenter </text:span><text:span text:style-name="T47">og sende/</text:span><text:span text:style-name="T48">modtage</text:span><text:span text:style-name="T47"> data,</text:span><text:span text:style-name="T37"> skal vi bruge @Input() og @Output() decorator. </text:span></text:p>
      <text:p text:style-name="P104"><text:span text:style-name="T37"/></text:p>
      <text:p text:style-name="P104"><text:span text:style-name="T37">Først erklæres en variabel i app.component.ts under ‘export class AppComponent’.</text:span></text:p>
      <text:p text:style-name="P104"><text:span text:style-name="T37">Herefter skal variablen inkluderes i åbnings tagget på selectoren </text:span><text:span text:style-name="T43">i app.component.html filen</text:span><text:span text:style-name="T37">. </text:span></text:p>
      <text:p text:style-name="P104"><text:span text:style-name="T37"><text:tab/>Eks. “&lt;app-test [parentData]=”variableName”&gt;&lt;/app-test&gt;</text:span></text:p>
      <text:p text:style-name="P104"><text:span text:style-name="T37"/></text:p>
      <text:p text:style-name="P105"><text:span text:style-name="T37">For at bruge den i vores child component skal variablen erklæres. Derudover skal den også have @Input() dekorationen, denne kan tage en parameter med det erklærede navn fra parent komponentet, i tilfælde af at man har brug for at ændre variabel navnet.</text:span></text:p>
      <text:p text:style-name="P105"><text:span text:style-name="T37"><text:tab/>Eks. “@Input(‘parentData’) public name;</text:span></text:p>
      <text:p text:style-name="P105"><text:span text:style-name="T37"/></text:p>
      <text:p text:style-name="P105"><text:span text:style-name="T37">Vi skal også sørge for at @Input dekorationen bliver tilføjet til vores imports.</text:span></text:p>
      <text:p text:style-name="P105"><text:span text:style-name="T37"><text:tab/></text:span><text:bookmark-start text:name="__DdeLink__1309_1324058639"/><text:span text:style-name="T37">Eks. “import { Component, OnInit, </text:span><text:span text:style-name="T44">Input </text:span><text:span text:style-name="T37">} from ‘@angular/core’;”</text:span><text:bookmark-end text:name="__DdeLink__1309_1324058639"/></text:p>
      <text:p text:style-name="P105"><text:span text:style-name="T37"/></text:p>
      <text:p text:style-name="P106"><text:span text:style-name="T37">Nu kan denne variabel så bruges i child komponentet.</text:span></text:p>
      <text:p text:style-name="P106"><text:span text:style-name="T37"><text:tab/>Eks. “&lt;h2&gt;{{ name }}&lt;/h2&gt;”</text:span></text:p>
      <text:p text:style-name="P106"><text:span text:style-name="T37"/></text:p>
      <text:p text:style-name="P122"><text:span text:style-name="T37">Child -&gt; Parent</text:span></text:p>
      <text:p text:style-name="P107"><text:span text:style-name="T37">For at child komponenter skal kunne sende data til parent komponenter skal vi bruge events.</text:span></text:p>
      <text:p text:style-name="P107"><text:span text:style-name="T37">Til dette skal EventEmitter </text:span><text:span text:style-name="T51">og Output</text:span><text:span text:style-name="T37"> importeres.</text:span></text:p>
      <text:p text:style-name="P107"><text:span text:style-name="T37"><text:tab/>Eks. </text:span><text:span text:style-name="T49">“import { Component, OnInit, Input</text:span><text:span text:style-name="T50">,</text:span><text:span text:style-name="T45"> </text:span><text:span text:style-name="T46">Output,</text:span><text:span text:style-name="T45"> EventEmitter</text:span><text:span text:style-name="T49"> } from ‘@angular/core’;”</text:span></text:p>
      <text:p text:style-name="P43"/>
      <text:p text:style-name="P109">Derefter erklærer vi et EventEmitter objekt med @Output() dekorationen.</text:p>
      <text:p text:style-name="P109"><text:tab/>Eks. “@Output() public childEvent = new EventEmitter();”</text:p>
      <text:p text:style-name="P109"/>
      <text:p text:style-name="P110">Så erklæres i dette tilfælde en knap som “affyrer” et event.</text:p>
      <text:p text:style-name="P110"><text:tab/>Eks. “&lt;button (click)=”fireEvent()”&gt;Send event!&lt;/button&gt;”</text:p>
      <text:p text:style-name="P43"/>
      <text:p text:style-name="P75">Angular CLI</text:p>
      <text:p text:style-name="P75"/>
      <text:p text:style-name="P76">ng –<text:span text:style-name="T4"> basis for alle Angular CLI commands</text:span></text:p>
      <text:p text:style-name="P76">ng g c {Component name} –<text:span text:style-name="T4"> Angular Generate Component {Component Name}</text:span></text:p>
      <text:p text:style-name="P76">ng serve <text:span text:style-name="T52">(--o) </text:span>–<text:span text:style-name="T4"> sørger for at applikationen kan tilgås via browser </text:span><text:span text:style-name="T7">(--o åbner automatisk en browse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1T08:06:39.162612731</meta:creation-date>
    <meta:generator>LibreOffice/6.4.6.2$Linux_X86_64 LibreOffice_project/40$Build-2</meta:generator>
    <dc:date>2020-11-16T11:13:06.231692487</dc:date>
    <meta:editing-duration>PT10H1M38S</meta:editing-duration>
    <meta:editing-cycles>141</meta:editing-cycles>
    <meta:document-statistic meta:table-count="0" meta:image-count="0" meta:object-count="0" meta:page-count="7" meta:paragraph-count="205" meta:word-count="1789" meta:character-count="12391" meta:non-whitespace-character-count="10648"/>
  </office:meta>
</office:document-meta>
</file>